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IN" style:language-complex="ar" style:country-complex="SA"/>
    </style:style>
    <style:style style:name="T3" style:parent-style-name="DefaultParagraphFont" style:family="text">
      <style:text-properties style:language-asian="en" style:country-asian="IN" style:language-complex="ar" style:country-complex="SA"/>
    </style:style>
    <style:style style:name="T4" style:parent-style-name="DefaultParagraphFont" style:family="text">
      <style:text-properties style:language-asian="en" style:country-asian="IN" style:language-complex="ar" style:country-complex="SA"/>
    </style:style>
    <style:style style:name="T5" style:parent-style-name="DefaultParagraphFont" style:family="text">
      <style:text-properties style:language-asian="en" style:country-asian="IN" style:language-complex="ar" style:country-complex="SA"/>
    </style:style>
    <style:style style:name="T6" style:parent-style-name="DefaultParagraphFont" style:family="text">
      <style:text-properties style:language-asian="en" style:country-asian="IN" style:language-complex="ar" style:country-complex="SA"/>
    </style:style>
    <style:style style:name="T7" style:parent-style-name="DefaultParagraphFont" style:family="text">
      <style:text-properties style:language-asian="en" style:country-asian="IN" style:language-complex="ar" style:country-complex="SA"/>
    </style:style>
    <style:style style:name="T8" style:parent-style-name="DefaultParagraphFont" style:family="text">
      <style:text-properties style:language-asian="en" style:country-asian="IN" style:language-complex="ar" style:country-complex="SA"/>
    </style:style>
    <style:style style:name="T9" style:parent-style-name="DefaultParagraphFont" style:family="text">
      <style:text-properties style:language-asian="en" style:country-asian="IN" style:language-complex="ar" style:country-complex="SA"/>
    </style:style>
    <style:style style:name="T10" style:parent-style-name="DefaultParagraphFont" style:family="text">
      <style:text-properties style:language-asian="en" style:country-asian="IN" style:language-complex="ar" style:country-complex="SA"/>
    </style:style>
    <style:style style:name="T11" style:parent-style-name="DefaultParagraphFont" style:family="text">
      <style:text-properties style:language-asian="en" style:country-asian="IN" style:language-complex="ar" style:country-complex="SA"/>
    </style:style>
    <style:style style:name="T12" style:parent-style-name="DefaultParagraphFont" style:family="text">
      <style:text-properties style:language-asian="en" style:country-asian="IN" style:language-complex="ar" style:country-complex="SA"/>
    </style:style>
    <style:style style:name="T13" style:parent-style-name="DefaultParagraphFont" style:family="text">
      <style:text-properties style:language-asian="en" style:country-asian="IN" style:language-complex="ar" style:country-complex="SA"/>
    </style:style>
    <style:style style:name="T14" style:parent-style-name="DefaultParagraphFont" style:family="text">
      <style:text-properties style:language-asian="en" style:country-asian="IN" style:language-complex="ar" style:country-complex="SA"/>
    </style:style>
    <style:style style:name="T15" style:parent-style-name="DefaultParagraphFont" style:family="text">
      <style:text-properties style:language-asian="en" style:country-asian="IN" style:language-complex="ar" style:country-complex="SA"/>
    </style:style>
    <style:style style:name="T16" style:parent-style-name="DefaultParagraphFont" style:family="text">
      <style:text-properties style:language-asian="en" style:country-asian="IN" style:language-complex="ar" style:country-complex="SA"/>
    </style:style>
    <style:style style:name="T17" style:parent-style-name="DefaultParagraphFont" style:family="text">
      <style:text-properties style:language-asian="en" style:country-asian="IN" style:language-complex="ar" style:country-complex="SA"/>
    </style:style>
    <style:style style:family="graphic" style:name="a1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0in" svg:y="0in" svg:width="6.69291in" svg:height="4.00472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3"><draw:frame draw:z-index="251659264" draw:style-name="a1" draw:name="Image2" text:anchor-type="paragraph" svg:x="0in" svg:y="0in" svg:width="6.69291in" svg:height="4.00472in" style:rel-width="scale" style:rel-height="scale"><draw:image xlink:href="media/image2.png" xlink:type="simple" xlink:show="embed" xlink:actuate="onLoad"/><svg:title/><svg:desc/></draw:frame></text:span></text:p>
      <text:p text:style-name="Standard"/>
      <text:soft-page-break/>
      <text:p text:style-name="Standard"><text:span text:style-name="T4"><draw:frame draw:z-index="2" draw:style-name="a2" draw:name="Image3" text:anchor-type="paragraph" svg:x="0in" svg:y="0in" svg:width="6.69291in" svg:height="4.00472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5"><draw:frame draw:z-index="3" draw:style-name="a3" draw:name="Image4" text:anchor-type="paragraph" svg:x="0in" svg:y="0in" svg:width="6.69291in" svg:height="4.00472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soft-page-break/>
      <text:p text:style-name="Standard"><text:span text:style-name="T6"><draw:frame draw:z-index="4" draw:style-name="a4" draw:name="Image5" text:anchor-type="paragraph" svg:x="0.02087in" svg:y="-0.54173in" svg:width="6.69291in" svg:height="4.00472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7"><draw:frame draw:z-index="5" draw:style-name="a5" draw:name="Image6" text:anchor-type="paragraph" svg:x="0in" svg:y="0in" svg:width="6.69291in" svg:height="4.00472in" style:rel-width="scale" style:rel-height="scale"><draw:image xlink:href="media/image6.png" xlink:type="simple" xlink:show="embed" xlink:actuate="onLoad"/><svg:title/><svg:desc/></draw:frame></text:span></text:p>
      <text:p text:style-name="Standard"/>
      <text:soft-page-break/>
      <text:p text:style-name="Standard"><text:span text:style-name="T8"><draw:frame draw:z-index="6" draw:style-name="a6" draw:name="Image7" text:anchor-type="paragraph" svg:x="0in" svg:y="0in" svg:width="6.69291in" svg:height="4.00472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9"><draw:frame draw:z-index="7" draw:style-name="a7" draw:name="Image8" text:anchor-type="paragraph" svg:x="0in" svg:y="0in" svg:width="6.69291in" svg:height="4.00472in" style:rel-width="scale" style:rel-height="scale"><draw:image xlink:href="media/image8.png" xlink:type="simple" xlink:show="embed" xlink:actuate="onLoad"/><svg:title/><svg:desc/></draw:frame></text:span></text:p>
      <text:p text:style-name="Standard"/>
      <text:soft-page-break/>
      <text:p text:style-name="Standard"><text:span text:style-name="T10"><draw:frame draw:z-index="8" draw:style-name="a8" draw:name="Image9" text:anchor-type="paragraph" svg:x="0.05197in" svg:y="0in" svg:width="6.69291in" svg:height="4.00472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11"><draw:frame draw:z-index="9" draw:style-name="a9" draw:name="Image10" text:anchor-type="paragraph" svg:x="0in" svg:y="0in" svg:width="6.69291in" svg:height="4.00472in" style:rel-width="scale" style:rel-height="scale"><draw:image xlink:href="media/image10.png" xlink:type="simple" xlink:show="embed" xlink:actuate="onLoad"/><svg:title/><svg:desc/></draw:frame></text:span></text:p>
      <text:p text:style-name="Standard"/>
      <text:soft-page-break/>
      <text:p text:style-name="Standard"><text:span text:style-name="T12"><draw:frame draw:z-index="10" draw:style-name="a10" draw:name="Image11" text:anchor-type="paragraph" svg:x="0in" svg:y="0in" svg:width="6.69291in" svg:height="4.00472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13"><draw:frame draw:z-index="11" draw:style-name="a11" draw:name="Image12" text:anchor-type="paragraph" svg:x="0in" svg:y="0in" svg:width="6.69291in" svg:height="4.00472in" style:rel-width="scale" style:rel-height="scale"><draw:image xlink:href="media/image12.png" xlink:type="simple" xlink:show="embed" xlink:actuate="onLoad"/><svg:title/><svg:desc/></draw:frame></text:span></text:p>
      <text:p text:style-name="Standard"/>
      <text:soft-page-break/>
      <text:p text:style-name="Standard"><text:span text:style-name="T14"><draw:frame draw:z-index="12" draw:style-name="a12" draw:name="Image13" text:anchor-type="paragraph" svg:x="0in" svg:y="0in" svg:width="6.69291in" svg:height="4.00472in" style:rel-width="scale" style:rel-height="scale"><draw:image xlink:href="media/image13.png" xlink:type="simple" xlink:show="embed" xlink:actuate="onLoad"/><svg:title/><svg:desc/></draw:frame></text:span></text:p>
      <text:p text:style-name="Standard"><text:span text:style-name="T15"><draw:frame draw:z-index="13" draw:style-name="a13" draw:name="Image14" text:anchor-type="paragraph" svg:x="0in" svg:y="0in" svg:width="6.69291in" svg:height="4.00472in" style:rel-width="scale" style:rel-height="scale"><draw:image xlink:href="media/image14.png" xlink:type="simple" xlink:show="embed" xlink:actuate="onLoad"/><svg:title/><svg:desc/></draw:frame></text:span></text:p>
      <text:p text:style-name="Standard"/>
      <text:soft-page-break/>
      <text:p text:style-name="Standard"><text:span text:style-name="T16"><draw:frame draw:z-index="14" draw:style-name="a14" draw:name="Image15" text:anchor-type="paragraph" svg:x="0in" svg:y="0in" svg:width="6.69291in" svg:height="4.00472in" style:rel-width="scale" style:rel-height="scale"><draw:image xlink:href="media/image15.png" xlink:type="simple" xlink:show="embed" xlink:actuate="onLoad"/><svg:title/><svg:desc/></draw:frame></text:span></text:p>
      <text:p text:style-name="Standard"><text:span text:style-name="T17"><draw:frame draw:z-index="15" draw:style-name="a15" draw:name="Image16" text:anchor-type="paragraph" svg:x="0in" svg:y="0in" svg:width="6.69291in" svg:height="4.00472in" style:rel-width="scale" style:rel-height="scale"><draw:image xlink:href="media/image1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viraj</meta:initial-creator>
    <dc:creator>viraj</dc:creator>
    <meta:creation-date>2018-08-13T08:50:00Z</meta:creation-date>
    <dc:date>2018-08-13T14:49:00Z</dc:date>
    <meta:template xlink:href="Normal" xlink:type="simple"/>
    <meta:editing-cycles>1</meta:editing-cycles>
    <meta:editing-duration>PT1380S</meta:editing-duration>
    <meta:document-statistic meta:page-count="8" meta:paragraph-count="1" meta:word-count="5" meta:character-count="39" meta:row-count="1" meta:non-whitespace-character-count="35"/>
  </office:meta>
</office:document-meta>
</file>